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Product Name<text:s/>1.0</text:p>
      <text:p text:style-name="Standard"/>
      <text:p text:style-name="Standard">Functionalities of the software</text:p>
      <text:p text:style-name="Standard"/>
      <text:p text:style-name="Standard">*<text:s/><text:span text:style-name="T2">Home page</text:span></text:p>
      <text:p text:style-name="Standard">On the home page:-</text:p>
      <text:p text:style-name="Standard">if the user is not<text:s/>logged<text:s/>he will be asked to login/</text:p>
      <text:p text:style-name="Standard">after logging in he can view the dashboard.</text:p>
      <text:p text:style-name="Standard"/>
      <text:p text:style-name="Standard">*<text:s/><text:span text:style-name="T3">Dashboard</text:span></text:p>
      <text:p text:style-name="Standard">on the dashboard will be displayed the following details:</text:p>
      <text:p text:style-name="Standard"/>
      <text:p text:style-name="Standard"/>
      <text:p text:style-name="Standard">*<text:s/><text:span text:style-name="T4">Settings</text:span></text:p>
      <text:p text:style-name="Standard"><text:tab/>If the user wants to change the password, he can do it from the settings page.</text:p>
      <text:p text:style-name="Standard"/>
      <text:p text:style-name="Standard">*<text:s/><text:span text:style-name="T5">Logout</text:span></text:p>
      <text:p text:style-name="Standard"><text:tab/>If the user is<text:s/>logged<text:s/>in a logout button will be shown at the bottom of the menus. When the user wants to logout he can use this butt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19-09-27T17:11:00Z</meta:creation-date>
    <dc:date>2020-06-03T12:21:00Z</dc:date>
    <meta:template xlink:href="Normal" xlink:type="simple"/>
    <meta:editing-cycles>26</meta:editing-cycles>
    <meta:editing-duration>PT2700S</meta:editing-duration>
    <meta:document-statistic meta:page-count="1" meta:paragraph-count="1" meta:word-count="73" meta:character-count="490" meta:row-count="3" meta:non-whitespace-character-count="418"/>
  </office:meta>
</office:document-meta>
</file>